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orphans="2" fo:widows="2"/>
    </style:style>
    <style:style style:name="P2" style:family="paragraph" style:parent-style-name="Standard" style:list-style-name="L1">
      <style:paragraph-properties fo:orphans="2" fo:widows="2"/>
      <style:text-properties fo:color="#dddddd"/>
    </style:style>
    <style:style style:name="T1" style:family="text">
      <style:text-properties fo:font-variant="normal" fo:text-transform="none" fo:color="#333333" style:font-name="Helvetica" fo:font-size="13pt" fo:letter-spacing="normal" fo:font-style="normal" fo:font-weight="normal" style:font-size-asian="13pt" style:font-size-complex="13pt"/>
    </style:style>
    <style:style style:name="T2" style:family="text">
      <style:text-properties fo:font-variant="normal" fo:text-transform="none" style:font-name="Helvetica" fo:font-size="13pt" fo:letter-spacing="normal" fo:font-style="normal" fo:font-weight="normal"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15788710888426482" text:style-name="L1">
        <text:list-item>
          <text:p text:style-name="P1"><text:span text:style-name="T1">Design Technologist with over 12 years of experience in conducting user research, crafting innovative UX solutions. Ranging from low level wireframes to final product </text:span></text:p>
          <text:list>
            <text:list-item>
              <text:p text:style-name="P1"><text:span text:style-name="T1">I believe that prototypes are a quick and easy way to communicate designs and to show what's possible. user experience is key to any successful product and I have embraced the roll of being the advocate for the customer. </text:span></text:p>
              <text:list>
                <text:list-item>
                  <text:p text:style-name="P1"><text:span text:style-name="T1">Aligning with Amazon's principle of Customer Obsession and bias for action</text:span></text:p>
                </text:list-item>
              </text:list>
            </text:list-item>
          </text:list>
        </text:list-item>
        <text:list-item>
          <text:p text:style-name="P2"><text:span text:style-name="T2">Ever since college and prior, technology has been my passion. </text:span></text:p>
          <text:list>
            <text:list-item>
              <text:p text:style-name="P2"><text:span text:style-name="T2">While studying visual design and architecture, I recognized the potential of technology to enhance my work and began learning 3D modeling and coding. </text:span></text:p>
            </text:list-item>
          </text:list>
        </text:list-item>
        <text:list-item>
          <text:p text:style-name="P1"><text:span text:style-name="T1">Throughout my career</text:span></text:p>
          <text:list>
            <text:list-item>
              <text:p text:style-name="P1"><text:span text:style-name="T1">I honed my skills by prototyping designs to better communicate and to influence change evolving into a designer who codes and prototypes ideas to align them with real-world applications (digital lives in web).</text:span></text:p>
              <text:list>
                <text:list-item>
                  <text:p text:style-name="P1"><text:span text:style-name="T1">I've used prototypes for things such as:</text:span></text:p>
                  <text:list>
                    <text:list-item>
                      <text:p text:style-name="P1"><text:span text:style-name="T1">driving mindful discussions around product strategy <text:s/>(Gravitant SSR)</text:span></text:p>
                    </text:list-item>
                    <text:list-item>
                      <text:p text:style-name="P1"><text:span text:style-name="T1">demonstrate importance of features (Drag and Drop)</text:span></text:p>
                    </text:list-item>
                    <text:list-item>
                      <text:p text:style-name="P1"><text:span text:style-name="T1">optimize operational efficiencies (Auto AI, Sketch)</text:span></text:p>
                    </text:list-item>
                    <text:list-item>
                      <text:p text:style-name="P1"><text:span text:style-name="T1">demonstrate user workflows</text:span></text:p>
                    </text:list-item>
                    <text:list-item>
                      <text:p text:style-name="P1"><text:span text:style-name="T1">driving adoption (Component playground)</text:span></text:p>
                    </text:list-item>
                    <text:list-item>
                      <text:p text:style-name="P1"><text:span text:style-name="T1">explore possibilities</text:span></text:p>
                    </text:list-item>
                  </text:list>
                </text:list-item>
              </text:list>
            </text:list-item>
            <text:list-item>
              <text:p text:style-name="P1"><text:span text:style-name="T1">I've facilitated design thinking workshops to align stakeholders and to ensure everyone's voice is heard,I've mentored junior colleagues</text:span></text:p>
            </text:list-item>
            <text:list-item>
              <text:p text:style-name="P1"><text:span text:style-name="T1">I have experience directing design teams of varied sizes</text:span></text:p>
            </text:list-item>
          </text:list>
        </text:list-item>
        <text:list-item>
          <text:p text:style-name="P1"><text:span text:style-name="T1"/></text:p>
          <text:list>
            <text:list-item>
              <text:p text:style-name="P1"><text:span text:style-name="T1">I'm perfect for this role because this journey has shaped me into what I term a "full stack designer"—someone who can conceive, develop, deploy, and maintain designs from inception to execution. This role will benefit tremendously from my varied experiences and ability to understand product from end to end</text:span></text:p>
            </text:list-item>
          </text:list>
        </text:list-item>
        <text:list-item>
          <text:p text:style-name="P1"><text:span text:style-name="T1">My interests lies in helping customers find and understand the value of AI technologies as well as continuing to expand my knowledge of the space and my design and development skills,</text:span></text:p>
          <text:list>
            <text:list-item>
              <text:p text:style-name="P1"><text:span text:style-name="T1">Speaking to the principles or customer obsession and learn and be curious </text:span></text:p>
            </text:list-item>
            <text:list-item>
              <text:p text:style-name="P1"><text:span text:style-name="T1">At IBM, I automated front-end integration of predictive AI models so devs could use predictive models in prototypes without prior knowledge of the space, drastically reducing time to trained models. </text:span></text:p>
              <text:list>
                <text:list-item>
                  <text:p text:style-name="P1"><text:span text:style-name="T1">Demonstrating my commitment to earning and keeping customer trust by delivering innovative solutions tailored to their needs.</text:span></text:p>
                </text:list-item>
              </text:list>
            </text:list-item>
          </text:list>
        </text:list-item>
        <text:list-item>
          <text:p text:style-name="P1"><text:span text:style-name="T1">What sets me apart is my ability to learn new technologies quickly and apply them effectively as well as communicating complex concepts in simple terms</text:span></text:p>
          <text:list>
            <text:list-item>
              <text:list>
                <text:list-item>
                  <text:p text:style-name="P1"><text:span text:style-name="T1">My recent AWS Cloud Technology Consultant certification underscores my dedication to continuous learning and exploration of new possibilities in cloud technology.</text:span></text:p>
                </text:list-item>
              </text:list>
            </text:list-item>
          </text:list>
        </text:list-item>
        <text:list-item>
          <text:p text:style-name="P1"><text:soft-page-break/><text:span text:style-name="T1">I thrive in fast-paced environments, collaborating cross-functionally to optimize operations and drive impactful results, in line with the principle of Deliver Results.</text:span></text:p>
          <text:list>
            <text:list-item>
              <text:p text:style-name="P1"><text:span text:style-name="T1">My track record includes streamlining processes at IBM, resulting in a 95% reduction in time to provision and deploy interactive prototypes for user research.</text:span></text:p>
            </text:list-item>
          </text:list>
        </text:list-item>
        <text:list-item>
          <text:p text:style-name="P1"><text:span text:style-name="T1">In this role, I'm excited to leverage my skills in UX design, development, AI/ML, and AWS to facilitate technical discussions, drive innovation, and unlock business value for AWS customers.</text:span></text:p>
          <text:p text:style-name="P1"><text:span text:style-name="T1"/></text:p>
        </text:list-item>
        <text:list-item>
          <text:p text:style-name="P1"><text:span text:style-name="T1">With a strong foundation in design thinking, prototyping and a keen interest in the AI space, I'm eager to contribute to the success of the Generative AI Innovation Center. Thank you for considering my appl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4-10T19:40:03</meta:creation-date>
    <dc:date>2024-04-15T16:06:36</dc:date>
    <dc:creator>James Thompson</dc:creator>
    <meta:editing-duration>P4DT20H11M23S</meta:editing-duration>
    <meta:editing-cycles>2</meta:editing-cycles>
    <meta:generator>OpenOffice/4.1.15$Unix OpenOffice.org_project/4115m2$Build-9813</meta:generator>
    <meta:document-statistic meta:table-count="0" meta:image-count="0" meta:object-count="0" meta:page-count="2" meta:paragraph-count="27" meta:word-count="529" meta:character-count="3346"/>
  </office:meta>
</office:document-meta>
</file>